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Builder.appendAll( Iterator i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Builder.setNullText( String null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BuilderReader.mark( int readAhead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getChars( char [ ] destin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BuilderReader.skip( long 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Builder.indexOf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endsWith( String st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trBuilder.insert( int index ,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trBuilder.replaceImpl( int startIndex , int endIndex , int removeLen , String insertStr , int insertL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BuilderRead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deleteFirst( StrMatcher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appendSeparator( char separator , int loop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Builder.append( char [ ] chars , int startIndex , int lengt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trBuilder.minimizeCapac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Builder.insert( int index ,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BuilderWriter.write( char [ ] cbu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deleteAll( StrMatcher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appendFixedWidthPadLeft( int value , int width , char padCh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appendSeparator( char sepa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Builder.appendSeparator( String separator , int loop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BuilderReader.rea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Reader.read( char b [ ] , int off , int le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trBuilder.as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leftString( int l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Builder.appendWithSeparators( Iterator it , String separat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BuilderWriter.write( String str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appendln( char [ ] ch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substring( int startIndex , int end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Builder.appendln( StringBuffer str , int startIndex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replaceAll( String searchStr , String replaceSt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Builder.appendSeparator( String separa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Builder.getNewLine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append( StrBuilder str , int startIndex , int lengt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trBuilder.appendAll( Object [ ] arra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Builder.appendln( StrBuilder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appendln( char [ ] chars , int startIndex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lastIndexOf( String str , int startIndex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trBuilder.appendln( String str , int startIndex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deleteImpl( int startIndex , int endIndex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Builder.appendFixedWidthPadRight( Object obj , int width , char padCha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trBuilder.contains( StrMatcher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Writer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rBuilder.deleteCharAt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Builder.append( String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rBuilder.appendln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Tokenizer.StrBuilderToken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insert( int index , char chars [ ]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rBuilderWriter.write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Writer.write( char [ ] cbuf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capa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Builder.appendln( char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appendNu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Builder.append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toString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deleteFirst( String s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Builder.indexOf( StrMatcher matcher , int startInd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rBuilder.replaceFirst( char search , char repla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Builder.replaceImpl( StrMatcher matcher , String replaceStr , int from , int to , int replaceCou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trBuilder.append( char [ ] cha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rBuilder.as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lastIndexOf( StrMatcher matcher , int startInd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rBuilder.equals( StrBuilder oth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trBuilder.lastIndexOf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appendFixedWidthPadRight( int value , int width , char padCh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append(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trBuilder.StrBuilder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Builder.append( floa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getNull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appendPadding( int length , char padCha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Builder.deleteFirst( char c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Builder.deleteAll( String s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BuilderWriter.StrBuilder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setNewLineText( String new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Builder.delete( int startIndex , int end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Builder.appendNewLi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Builder.substring( int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asToken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append( StringBuffer str , int startIndex , int lengt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trBuilderReader.StrBuilder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append( StringBuffer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rBuilder.rever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rBuilder.append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lastIndexOf( char ch , int start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Builder.appendln( StrBuilder str , int startIndex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indexOf( StrMatcher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Builder.toCharArray( int startIndex , int end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Builder.appendln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Tokenizer.getCont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Builder.charAt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Builder.trim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trBuilder.append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validateRange( int startIndex , int end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Builder.contains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append( char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BuilderWrit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rBuilderReader.mark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appendFixedWidthPadLeft( Object obj , int width , char padCha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trBuilder.lastIndexOf( StrMatcher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replaceFirst( StrMatcher matcher , String replace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insert( int index ,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appendWithSeparators( Object [ ] array , String separat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Builder.insert( int index , char chars [ ] , int offset , int lengt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trBuilder.indexOf( char ch , int start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rBuilder.append( StrBuilder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rBuilder.appendln( StringBuffer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replace( StrMatcher matcher , String replaceStr , int startIndex , int endIndex , int replace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Build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Builder.getChars( int startIndex , int endIndex , char destination [ ] , int destination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BuilderTokenizer.tokenize( char [ ] chars , int offset , int 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Builder.appendln( floa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startsWith( String st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trBuilder.StrBuilder( int initialCapac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BuilderWriter.write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appendln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setCharAt( int index , char c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Builder.appendln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rightString( int l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Builder.replaceAll( StrMatcher matcher , String replace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indexOf( char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append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BuilderReader.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Builder.equalsIgnoreCase( StrBuilder oth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trBuilder.insert( int index , floa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Read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rBuilder.lastIndexOf( char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midString( int index , int leng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rBuilder.ensureCapacity( int capac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Builder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deleteAll( char c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trBuilder.validateIndex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Builder.replaceFirst( String searchStr , String replaceSt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Builder.replace( int startIndex , int endIndex , String replace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Builder.insert( int index , String s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rBuilder.appendAll( Collection col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Builder.append( String str , int startIndex , int lengt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trBuilder.appendln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appendln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appendWithSeparators( Collection coll , String separato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rBuilder.Str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contains( char c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Builder.insert( int index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indexOf( String str , int startIndex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trBuilder.insert( int index , cha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Builder.replaceAll( char search , char repla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Builder.setLength( int leng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trBuilder.insert( int index ,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Builder.toChar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